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st_wl</text:p>
          </table:table-cell>
          <table:table-cell office:value-type="string" calcext:value-type="string">
            <text:p>obs_wl</text:p>
          </table:table-cell>
          <table:table-cell office:value-type="string" calcext:value-type="string">
            <text:p>obswl_err</text:p>
          </table:table-cell>
          <table:table-cell office:value-type="string" calcext:value-type="string">
            <text:p>redshift&amp;error</text:p>
          </table:table-cell>
          <table:table-cell office:value-type="string" calcext:value-type="string">
            <text:p>flux&amp;error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office:value-type="string" calcext:value-type="string">
            <text:p>velocity of line</text:p>
          </table:table-cell>
          <table:table-cell office:value-type="string" calcext:value-type="string">
            <text:p>Western j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592&amp;</text:p>
          </table:table-cell>
          <table:table-cell office:value-type="string" calcext:value-type="string">
            <text:p>1.608$\pm$</text:p>
          </table:table-cell>
          <table:table-cell office:value-type="string" calcext:value-type="string">
            <text:p>0.003&amp;</text:p>
          </table:table-cell>
          <table:table-cell office:value-type="string" calcext:value-type="string">
            <text:p>0.0102$\pm$0.0018&amp;</text:p>
          </table:table-cell>
          <table:table-cell office:value-type="string" calcext:value-type="string">
            <text:p>221.5$\pm$59.1&amp;</text:p>
          </table:table-cell>
          <table:table-cell office:value-type="string" calcext:value-type="string">
            <text:p>0.0055&amp;</text:p>
          </table:table-cell>
          <table:table-cell office:value-type="string" calcext:value-type="string">
            <text:p>Ni{\sc xxvii}\\</text:p>
          </table:table-cell>
          <table:table-cell table:formula="of:=LEFT([.F2]; LEN([.F2])-1)" office:value-type="string" office:string-value="0.0055" calcext:value-type="string">
            <text:p>0.0055</text:p>
          </table:table-cell>
          <table:table-cell table:formula="of:=LEFT([.B2]; LEN([.B2])-5)" office:value-type="string" office:string-value="1.608" calcext:value-type="string">
            <text:p>1.608</text:p>
          </table:table-cell>
          <table:table-cell table:formula="of:=([.H2]/[.I2])*300000000" office:value-type="float" office:value="1026119.40298507" calcext:value-type="float">
            <text:p>1026119.40298507</text:p>
          </table:table-cell>
          <table:table-cell office:value-type="string" calcext:value-type="string">
            <text:p>1.5 – 3.5</text:p>
          </table:table-cell>
          <table:table-cell table:style-name="ce1" table:formula="of:=AVERAGE([.J3:.J5])" office:value-type="float" office:value="1030192.80542234" calcext:value-type="float">
            <text:p>1030192.8</text:p>
          </table:table-cell>
          <table:table-cell table:style-name="ce1" table:formula="of:=[.L2]/1000" office:value-type="float" office:value="1030.19280542234" calcext:value-type="float">
            <text:p>1030.2</text:p>
          </table:table-cell>
          <table:table-cell/>
          <table:table-cell office:value-type="string" calcext:value-type="string">
            <text:p>221.5$\pm$59.1&amp;</text:p>
          </table:table-cell>
          <table:table-cell/>
          <table:table-cell office:value-type="string" calcext:value-type="string">
            <text:p>221.5$\pm$59.1&amp;</text:p>
          </table:table-cell>
          <table:table-cell table:formula="of:==LEFT([.Q2]; LEN([.Q2])-10)" office:value-type="string" office:string-value="221.5" calcext:value-type="string">
            <text:p>221.5</text:p>
          </table:table-cell>
          <table:table-cell table:formula="of:==RIGHT([.Q2]; LEN([.Q2])-10)" office:value-type="string" office:string-value="59.1&amp;" calcext:value-type="string">
            <text:p>59.1&amp;</text:p>
          </table:table-cell>
          <table:table-cell table:formula="of:==LEFT([.S2]; LEN([.S2])-1)" office:value-type="string" office:string-value="59.1" calcext:value-type="string">
            <text:p>59.1</text:p>
          </table:table-cell>
          <table:table-cell office:value-type="float" office:value="59.1" calcext:value-type="float">
            <text:p>59.1</text:p>
          </table:table-cell>
        </table:table-row>
        <table:table-row table:style-name="ro1">
          <table:table-cell office:value-type="string" calcext:value-type="string">
            <text:p>1.78&amp;</text:p>
          </table:table-cell>
          <table:table-cell office:value-type="string" calcext:value-type="string">
            <text:p>1.798$\pm$</text:p>
          </table:table-cell>
          <table:table-cell office:value-type="string" calcext:value-type="string">
            <text:p>0.003&amp;</text:p>
          </table:table-cell>
          <table:table-cell office:value-type="string" calcext:value-type="string">
            <text:p>0.0103$\pm$0.0014&amp;</text:p>
          </table:table-cell>
          <table:table-cell office:value-type="string" calcext:value-type="string">
            <text:p>187.6$\pm$37.7&amp;</text:p>
          </table:table-cell>
          <table:table-cell office:value-type="string" calcext:value-type="string">
            <text:p>0.0062&amp;</text:p>
          </table:table-cell>
          <table:table-cell office:value-type="string" calcext:value-type="string">
            <text:p>Fe{\sc xxvi}\\</text:p>
          </table:table-cell>
          <table:table-cell table:formula="of:=LEFT([.F3]; LEN([.F3])-1)" office:value-type="string" office:string-value="0.0062" calcext:value-type="string">
            <text:p>0.0062</text:p>
          </table:table-cell>
          <table:table-cell table:formula="of:=LEFT([.B3]; LEN([.B3])-5)" office:value-type="string" office:string-value="1.798" calcext:value-type="string">
            <text:p>1.798</text:p>
          </table:table-cell>
          <table:table-cell table:formula="of:=([.H3]/[.I3])*300000000" office:value-type="float" office:value="1034482.75862069" calcext:value-type="float">
            <text:p>1034482.75862069</text:p>
          </table:table-cell>
          <table:table-cell office:value-type="string" calcext:value-type="string">
            <text:p>3.5-6.5</text:p>
          </table:table-cell>
          <table:table-cell table:style-name="ce1" table:formula="of:=AVERAGE([.J6:.J8])" office:value-type="float" office:value="1032451.1262831" calcext:value-type="float">
            <text:p>1032451.1</text:p>
          </table:table-cell>
          <table:table-cell table:style-name="ce1" table:formula="of:=[.L3]/1000" office:value-type="float" office:value="1032.4511262831" calcext:value-type="float">
            <text:p>1032.5</text:p>
          </table:table-cell>
          <table:table-cell/>
          <table:table-cell office:value-type="string" calcext:value-type="string">
            <text:p>187.6$\pm$37.7&amp;</text:p>
          </table:table-cell>
          <table:table-cell/>
          <table:table-cell office:value-type="string" calcext:value-type="string">
            <text:p>187.6$\pm$37.7&amp;</text:p>
          </table:table-cell>
          <table:table-cell table:formula="of:==LEFT([.Q3]; LEN([.Q3])-10)" office:value-type="string" office:string-value="187.6" calcext:value-type="string">
            <text:p>187.6</text:p>
          </table:table-cell>
          <table:table-cell table:formula="of:==RIGHT([.Q3]; LEN([.Q3])-10)" office:value-type="string" office:string-value="37.7&amp;" calcext:value-type="string">
            <text:p>37.7&amp;</text:p>
          </table:table-cell>
          <table:table-cell table:formula="of:==LEFT([.S3]; LEN([.S3])-1)" office:value-type="string" office:string-value="37.7" calcext:value-type="string">
            <text:p>37.7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1.855&amp;</text:p>
          </table:table-cell>
          <table:table-cell office:value-type="string" calcext:value-type="string">
            <text:p>1.875$\pm$</text:p>
          </table:table-cell>
          <table:table-cell office:value-type="string" calcext:value-type="string">
            <text:p>0.001&amp;</text:p>
          </table:table-cell>
          <table:table-cell office:value-type="string" calcext:value-type="string">
            <text:p>0.0107$\pm$0.0006&amp;</text:p>
          </table:table-cell>
          <table:table-cell office:value-type="string" calcext:value-type="string">
            <text:p>459.1$\pm$49.5&amp;</text:p>
          </table:table-cell>
          <table:table-cell office:value-type="string" calcext:value-type="string">
            <text:p>0.0064&amp;</text:p>
          </table:table-cell>
          <table:table-cell office:value-type="string" calcext:value-type="string">
            <text:p>Fe{\sc xxv}\\</text:p>
          </table:table-cell>
          <table:table-cell table:formula="of:=LEFT([.F4]; LEN([.F4])-1)" office:value-type="string" office:string-value="0.0064" calcext:value-type="string">
            <text:p>0.0064</text:p>
          </table:table-cell>
          <table:table-cell table:formula="of:=LEFT([.B4]; LEN([.B4])-5)" office:value-type="string" office:string-value="1.875" calcext:value-type="string">
            <text:p>1.875</text:p>
          </table:table-cell>
          <table:table-cell table:formula="of:=([.H4]/[.I4])*300000000" office:value-type="float" office:value="1024000" calcext:value-type="float">
            <text:p>1024000</text:p>
          </table:table-cell>
          <table:table-cell office:value-type="string" calcext:value-type="string">
            <text:p>6.5-10</text:p>
          </table:table-cell>
          <table:table-cell table:style-name="ce1" table:formula="of:=AVERAGE([.J9:.J13])" office:value-type="float" office:value="1036967.73531478" calcext:value-type="float">
            <text:p>1036967.7</text:p>
          </table:table-cell>
          <table:table-cell table:style-name="ce1" table:formula="of:=[.L4]/1000" office:value-type="float" office:value="1036.96773531478" calcext:value-type="float">
            <text:p>1037.0</text:p>
          </table:table-cell>
          <table:table-cell/>
          <table:table-cell office:value-type="string" calcext:value-type="string">
            <text:p>459.1$\pm$49.5&amp;</text:p>
          </table:table-cell>
          <table:table-cell office:value-type="float" office:value="0.04206048" calcext:value-type="float">
            <text:p>0.04206048</text:p>
          </table:table-cell>
          <table:table-cell office:value-type="string" calcext:value-type="string">
            <text:p>459.1$\pm$49.5&amp;</text:p>
          </table:table-cell>
          <table:table-cell table:formula="of:==LEFT([.Q4]; LEN([.Q4])-10)" office:value-type="string" office:string-value="459.1" calcext:value-type="string">
            <text:p>459.1</text:p>
          </table:table-cell>
          <table:table-cell table:formula="of:==RIGHT([.Q4]; LEN([.Q4])-10)" office:value-type="string" office:string-value="49.5&amp;" calcext:value-type="string">
            <text:p>49.5&amp;</text:p>
          </table:table-cell>
          <table:table-cell table:formula="of:==LEFT([.S4]; LEN([.S4])-1)" office:value-type="string" office:string-value="49.5" calcext:value-type="string">
            <text:p>49.5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4.73&amp;</text:p>
          </table:table-cell>
          <table:table-cell office:value-type="string" calcext:value-type="string">
            <text:p>4.767$\pm$</text:p>
          </table:table-cell>
          <table:table-cell office:value-type="string" calcext:value-type="string">
            <text:p>0.021&amp;</text:p>
          </table:table-cell>
          <table:table-cell office:value-type="string" calcext:value-type="string">
            <text:p>0.0078$\pm$0.0044&amp;</text:p>
          </table:table-cell>
          <table:table-cell office:value-type="string" calcext:value-type="string">
            <text:p>50$\pm$2&amp;</text:p>
          </table:table-cell>
          <table:table-cell office:value-type="string" calcext:value-type="string">
            <text:p>0.0164&amp;</text:p>
          </table:table-cell>
          <table:table-cell office:value-type="string" calcext:value-type="string">
            <text:p>S{\sc xvi}\\</text:p>
          </table:table-cell>
          <table:table-cell table:formula="of:=LEFT([.F5]; LEN([.F5])-1)" office:value-type="string" office:string-value="0.0164" calcext:value-type="string">
            <text:p>0.0164</text:p>
          </table:table-cell>
          <table:table-cell table:formula="of:=LEFT([.B5]; LEN([.B5])-5)" office:value-type="string" office:string-value="4.767" calcext:value-type="string">
            <text:p>4.767</text:p>
          </table:table-cell>
          <table:table-cell table:formula="of:=([.H5]/[.I5])*300000000" office:value-type="float" office:value="1032095.65764632" calcext:value-type="float">
            <text:p>1032095.65764632</text:p>
          </table:table-cell>
          <table:table-cell table:number-columns-repeated="4"/>
          <table:table-cell office:value-type="string" calcext:value-type="string">
            <text:p>50$\pm$2&amp;</text:p>
          </table:table-cell>
          <table:table-cell/>
          <table:table-cell office:value-type="string" calcext:value-type="string">
            <text:p>50$\pm$2&amp;</text:p>
          </table:table-cell>
          <table:table-cell table:formula="of:==LEFT([.Q5]; LEN([.Q5])-7)" office:value-type="string" office:string-value="50" calcext:value-type="string">
            <text:p>50</text:p>
          </table:table-cell>
          <table:table-cell table:formula="of:==RIGHT([.Q5]; LEN([.Q5])-7)" office:value-type="string" office:string-value="2&amp;" calcext:value-type="string">
            <text:p>2&amp;</text:p>
          </table:table-cell>
          <table:table-cell table:formula="of:==LEFT([.S5]; LEN([.S5])-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.055&amp;</text:p>
          </table:table-cell>
          <table:table-cell office:value-type="string" calcext:value-type="string">
            <text:p>5.084$\pm$</text:p>
          </table:table-cell>
          <table:table-cell office:value-type="string" calcext:value-type="string">
            <text:p>0.011&amp;</text:p>
          </table:table-cell>
          <table:table-cell office:value-type="string" calcext:value-type="string">
            <text:p>0.0058$\pm$0.0021&amp;</text:p>
          </table:table-cell>
          <table:table-cell office:value-type="string" calcext:value-type="string">
            <text:p>119.7$\pm$31&amp;</text:p>
          </table:table-cell>
          <table:table-cell office:value-type="string" calcext:value-type="string">
            <text:p>0.0175&amp;</text:p>
          </table:table-cell>
          <table:table-cell office:value-type="string" calcext:value-type="string">
            <text:p>S{\sc xv}\\</text:p>
          </table:table-cell>
          <table:table-cell table:formula="of:=LEFT([.F6]; LEN([.F6])-1)" office:value-type="string" office:string-value="0.0175" calcext:value-type="string">
            <text:p>0.0175</text:p>
          </table:table-cell>
          <table:table-cell table:formula="of:=LEFT([.B6]; LEN([.B6])-5)" office:value-type="string" office:string-value="5.084" calcext:value-type="string">
            <text:p>5.084</text:p>
          </table:table-cell>
          <table:table-cell table:formula="of:=([.H6]/[.I6])*300000000" office:value-type="float" office:value="1032651.45554681" calcext:value-type="float">
            <text:p>1032651.45554681</text:p>
          </table:table-cell>
          <table:table-cell table:number-columns-repeated="4"/>
          <table:table-cell office:value-type="string" calcext:value-type="string">
            <text:p>119.7$\pm$31&amp;</text:p>
          </table:table-cell>
          <table:table-cell/>
          <table:table-cell office:value-type="string" calcext:value-type="string">
            <text:p>119.7$\pm$31&amp;</text:p>
          </table:table-cell>
          <table:table-cell table:formula="of:==LEFT([.Q6]; LEN([.Q6])-8)" office:value-type="string" office:string-value="119.7" calcext:value-type="string">
            <text:p>119.7</text:p>
          </table:table-cell>
          <table:table-cell table:formula="of:==RIGHT([.Q6]; LEN([.Q6])-10)" office:value-type="string" office:string-value="31&amp;" calcext:value-type="string">
            <text:p>31&amp;</text:p>
          </table:table-cell>
          <table:table-cell table:formula="of:==LEFT([.S6]; LEN([.S6])-1)" office:value-type="string" office:string-value="31" calcext:value-type="string">
            <text:p>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6.182&amp;</text:p>
          </table:table-cell>
          <table:table-cell office:value-type="string" calcext:value-type="string">
            <text:p>6.227$\pm$</text:p>
          </table:table-cell>
          <table:table-cell office:value-type="string" calcext:value-type="string">
            <text:p>0.002&amp;</text:p>
          </table:table-cell>
          <table:table-cell office:value-type="string" calcext:value-type="string">
            <text:p>0.0073$\pm$0.0003&amp;</text:p>
          </table:table-cell>
          <table:table-cell office:value-type="string" calcext:value-type="string">
            <text:p>150$\pm$5.1&amp;</text:p>
          </table:table-cell>
          <table:table-cell office:value-type="string" calcext:value-type="string">
            <text:p>0.0214&amp;</text:p>
          </table:table-cell>
          <table:table-cell office:value-type="string" calcext:value-type="string">
            <text:p>Si{\sc xiv}\\</text:p>
          </table:table-cell>
          <table:table-cell table:formula="of:=LEFT([.F7]; LEN([.F7])-1)" office:value-type="string" office:string-value="0.0214" calcext:value-type="string">
            <text:p>0.0214</text:p>
          </table:table-cell>
          <table:table-cell table:formula="of:=LEFT([.B7]; LEN([.B7])-5)" office:value-type="string" office:string-value="6.227" calcext:value-type="string">
            <text:p>6.227</text:p>
          </table:table-cell>
          <table:table-cell table:formula="of:=([.H7]/[.I7])*300000000" office:value-type="float" office:value="1030994.05813393" calcext:value-type="float">
            <text:p>1030994.05813393</text:p>
          </table:table-cell>
          <table:table-cell office:value-type="string" calcext:value-type="string">
            <text:p>1.5 – 3.5</text:p>
          </table:table-cell>
          <table:table-cell table:formula="of:=AVERAGE([.J23:.J24])" office:value-type="float" office:value="1347589.31052583" calcext:value-type="float">
            <text:p>1347589.31052583</text:p>
          </table:table-cell>
          <table:table-cell table:number-columns-repeated="2"/>
          <table:table-cell office:value-type="string" calcext:value-type="string">
            <text:p>150$\pm$5.1&amp;</text:p>
          </table:table-cell>
          <table:table-cell/>
          <table:table-cell office:value-type="string" calcext:value-type="string">
            <text:p>150$\pm$5.1&amp;</text:p>
          </table:table-cell>
          <table:table-cell table:formula="of:==LEFT([.Q7]; LEN([.Q7])-9)" office:value-type="string" office:string-value="150" calcext:value-type="string">
            <text:p>150</text:p>
          </table:table-cell>
          <table:table-cell table:formula="of:==RIGHT([.Q7]; LEN([.Q7])-8)" office:value-type="string" office:string-value="5.1&amp;" calcext:value-type="string">
            <text:p>5.1&amp;</text:p>
          </table:table-cell>
          <table:table-cell table:formula="of:==LEFT([.S7]; LEN([.S7])-1)" office:value-type="string" office:string-value="5.1" calcext:value-type="string">
            <text:p>5.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6.648&amp;</text:p>
          </table:table-cell>
          <table:table-cell office:value-type="string" calcext:value-type="string">
            <text:p>6.675$\pm$</text:p>
          </table:table-cell>
          <table:table-cell office:value-type="string" calcext:value-type="string">
            <text:p>0.005&amp;</text:p>
          </table:table-cell>
          <table:table-cell office:value-type="string" calcext:value-type="string">
            <text:p>0.0041$\pm$0.0007&amp;</text:p>
          </table:table-cell>
          <table:table-cell office:value-type="string" calcext:value-type="string">
            <text:p>59.9$\pm$10.4&amp;</text:p>
          </table:table-cell>
          <table:table-cell office:value-type="string" calcext:value-type="string">
            <text:p>0.023&amp;</text:p>
          </table:table-cell>
          <table:table-cell office:value-type="string" calcext:value-type="string">
            <text:p>Si{\sc xiii}r\\</text:p>
          </table:table-cell>
          <table:table-cell table:formula="of:=LEFT([.F8]; LEN([.F8])-1)" office:value-type="string" office:string-value="0.023" calcext:value-type="string">
            <text:p>0.023</text:p>
          </table:table-cell>
          <table:table-cell table:formula="of:=LEFT([.B8]; LEN([.B8])-5)" office:value-type="string" office:string-value="6.675" calcext:value-type="string">
            <text:p>6.675</text:p>
          </table:table-cell>
          <table:table-cell table:formula="of:=([.H8]/[.I8])*300000000" office:value-type="float" office:value="1033707.86516854" calcext:value-type="float">
            <text:p>1033707.86516854</text:p>
          </table:table-cell>
          <table:table-cell office:value-type="string" calcext:value-type="string">
            <text:p>3.5-6.5</text:p>
          </table:table-cell>
          <table:table-cell table:formula="of:=[.J27]" office:value-type="float" office:value="1342870.3276419" calcext:value-type="float">
            <text:p>1342870.3276419</text:p>
          </table:table-cell>
          <table:table-cell table:number-columns-repeated="2"/>
          <table:table-cell office:value-type="string" calcext:value-type="string">
            <text:p>59.9$\pm$10.4&amp;</text:p>
          </table:table-cell>
          <table:table-cell/>
          <table:table-cell office:value-type="string" calcext:value-type="string">
            <text:p>59.9$\pm$10.4&amp;</text:p>
          </table:table-cell>
          <table:table-cell table:formula="of:==LEFT([.Q8]; LEN([.Q8])-10)" office:value-type="string" office:string-value="59.9" calcext:value-type="string">
            <text:p>59.9</text:p>
          </table:table-cell>
          <table:table-cell table:formula="of:==RIGHT([.Q8]; LEN([.Q8])-9)" office:value-type="string" office:string-value="10.4&amp;" calcext:value-type="string">
            <text:p>10.4&amp;</text:p>
          </table:table-cell>
          <table:table-cell table:formula="of:==LEFT([.S8]; LEN([.S8])-1)" office:value-type="string" office:string-value="10.4" calcext:value-type="string">
            <text:p>10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6.687&amp;</text:p>
          </table:table-cell>
          <table:table-cell office:value-type="string" calcext:value-type="string">
            <text:p>6.71$\pm$</text:p>
          </table:table-cell>
          <table:table-cell office:value-type="string" calcext:value-type="string">
            <text:p>0.004&amp;</text:p>
          </table:table-cell>
          <table:table-cell office:value-type="string" calcext:value-type="string">
            <text:p>0.0035$\pm$0.0006&amp;</text:p>
          </table:table-cell>
          <table:table-cell office:value-type="string" calcext:value-type="string">
            <text:p>78.3$\pm$12.1&amp;</text:p>
          </table:table-cell>
          <table:table-cell office:value-type="string" calcext:value-type="string">
            <text:p>0.0232&amp;</text:p>
          </table:table-cell>
          <table:table-cell office:value-type="string" calcext:value-type="string">
            <text:p>Si{\sc xiii}i\\</text:p>
          </table:table-cell>
          <table:table-cell table:formula="of:=LEFT([.F9]; LEN([.F9])-1)" office:value-type="string" office:string-value="0.0232" calcext:value-type="string">
            <text:p>0.0232</text:p>
          </table:table-cell>
          <table:table-cell table:formula="of:=LEFT([.B9]; LEN([.B9])-5)" office:value-type="string" office:string-value="6.71" calcext:value-type="string">
            <text:p>6.71</text:p>
          </table:table-cell>
          <table:table-cell table:formula="of:=([.H9]/[.I9])*300000000" office:value-type="float" office:value="1037257.82414307" calcext:value-type="float">
            <text:p>1037257.82414307</text:p>
          </table:table-cell>
          <table:table-cell office:value-type="string" calcext:value-type="string">
            <text:p>6.5-10</text:p>
          </table:table-cell>
          <table:table-cell table:formula="of:=[.J28]" office:value-type="float" office:value="1340662.47858367" calcext:value-type="float">
            <text:p>1340662.47858367</text:p>
          </table:table-cell>
          <table:table-cell table:number-columns-repeated="2"/>
          <table:table-cell office:value-type="string" calcext:value-type="string">
            <text:p>78.3$\pm$12.1&amp;</text:p>
          </table:table-cell>
          <table:table-cell/>
          <table:table-cell office:value-type="string" calcext:value-type="string">
            <text:p>78.3$\pm$12.1&amp;</text:p>
          </table:table-cell>
          <table:table-cell table:formula="of:==LEFT([.Q9]; LEN([.Q9])-10)" office:value-type="string" office:string-value="78.3" calcext:value-type="string">
            <text:p>78.3</text:p>
          </table:table-cell>
          <table:table-cell table:formula="of:==RIGHT([.Q9]; LEN([.Q9])-9)" office:value-type="string" office:string-value="12.1&amp;" calcext:value-type="string">
            <text:p>12.1&amp;</text:p>
          </table:table-cell>
          <table:table-cell table:formula="of:==LEFT([.S9]; LEN([.S9])-1)" office:value-type="string" office:string-value="12.1" calcext:value-type="string">
            <text:p>12.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6.74&amp;</text:p>
          </table:table-cell>
          <table:table-cell office:value-type="string" calcext:value-type="string">
            <text:p>6.761$\pm$</text:p>
          </table:table-cell>
          <table:table-cell office:value-type="string" calcext:value-type="string">
            <text:p>0.002&amp;</text:p>
          </table:table-cell>
          <table:table-cell office:value-type="string" calcext:value-type="string">
            <text:p>0.0031$\pm$0.0003&amp;</text:p>
          </table:table-cell>
          <table:table-cell office:value-type="string" calcext:value-type="string">
            <text:p>50.2$\pm$2&amp;</text:p>
          </table:table-cell>
          <table:table-cell office:value-type="string" calcext:value-type="string">
            <text:p>0.0234&amp;</text:p>
          </table:table-cell>
          <table:table-cell office:value-type="string" calcext:value-type="string">
            <text:p>Si{\sc xiii}f\\</text:p>
          </table:table-cell>
          <table:table-cell table:formula="of:=LEFT([.F10]; LEN([.F10])-1)" office:value-type="string" office:string-value="0.0234" calcext:value-type="string">
            <text:p>0.0234</text:p>
          </table:table-cell>
          <table:table-cell table:formula="of:=LEFT([.B10]; LEN([.B10])-5)" office:value-type="string" office:string-value="6.761" calcext:value-type="string">
            <text:p>6.761</text:p>
          </table:table-cell>
          <table:table-cell table:formula="of:=([.H10]/[.I10])*300000000" office:value-type="float" office:value="1038307.94261204" calcext:value-type="float">
            <text:p>1038307.94261204</text:p>
          </table:table-cell>
          <table:table-cell table:number-columns-repeated="4"/>
          <table:table-cell office:value-type="string" calcext:value-type="string">
            <text:p>50.2$\pm$2&amp;</text:p>
          </table:table-cell>
          <table:table-cell office:value-type="float" office:value="0.008379641" calcext:value-type="float">
            <text:p>0.008379641</text:p>
          </table:table-cell>
          <table:table-cell office:value-type="string" calcext:value-type="string">
            <text:p>50.2$\pm$2&amp;</text:p>
          </table:table-cell>
          <table:table-cell table:formula="of:==LEFT([.Q10]; LEN([.Q10])-7)" office:value-type="string" office:string-value="50.2" calcext:value-type="string">
            <text:p>50.2</text:p>
          </table:table-cell>
          <table:table-cell table:formula="of:==RIGHT([.Q10]; LEN([.Q10])-9)" office:value-type="string" office:string-value="2&amp;" calcext:value-type="string">
            <text:p>2&amp;</text:p>
          </table:table-cell>
          <table:table-cell table:formula="of:==LEFT([.S10]; LEN([.S10])-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.421&amp;</text:p>
          </table:table-cell>
          <table:table-cell office:value-type="string" calcext:value-type="string">
            <text:p>8.472$\pm$</text:p>
          </table:table-cell>
          <table:table-cell office:value-type="string" calcext:value-type="string">
            <text:p>0.005&amp;</text:p>
          </table:table-cell>
          <table:table-cell office:value-type="string" calcext:value-type="string">
            <text:p>0.0061$\pm$0.0005&amp;</text:p>
          </table:table-cell>
          <table:table-cell office:value-type="string" calcext:value-type="string">
            <text:p>92.2$\pm$11.4&amp;</text:p>
          </table:table-cell>
          <table:table-cell office:value-type="string" calcext:value-type="string">
            <text:p>0.0292&amp;</text:p>
          </table:table-cell>
          <table:table-cell office:value-type="string" calcext:value-type="string">
            <text:p>Mg{\sc xii}\\</text:p>
          </table:table-cell>
          <table:table-cell table:formula="of:=LEFT([.F11]; LEN([.F11])-1)" office:value-type="string" office:string-value="0.0292" calcext:value-type="string">
            <text:p>0.0292</text:p>
          </table:table-cell>
          <table:table-cell table:formula="of:=LEFT([.B11]; LEN([.B11])-5)" office:value-type="string" office:string-value="8.472" calcext:value-type="string">
            <text:p>8.472</text:p>
          </table:table-cell>
          <table:table-cell table:formula="of:=([.H11]/[.I11])*300000000" office:value-type="float" office:value="1033994.33427762" calcext:value-type="float">
            <text:p>1033994.33427762</text:p>
          </table:table-cell>
          <table:table-cell table:number-columns-repeated="4"/>
          <table:table-cell office:value-type="string" calcext:value-type="string">
            <text:p>92.2$\pm$11.4&amp;</text:p>
          </table:table-cell>
          <table:table-cell office:value-type="float" office:value="0.008730852" calcext:value-type="float">
            <text:p>0.008730852</text:p>
          </table:table-cell>
          <table:table-cell office:value-type="string" calcext:value-type="string">
            <text:p>92.2$\pm$11.4&amp;</text:p>
          </table:table-cell>
          <table:table-cell table:formula="of:==LEFT([.Q11]; LEN([.Q11])-10)" office:value-type="string" office:string-value="92.2" calcext:value-type="string">
            <text:p>92.2</text:p>
          </table:table-cell>
          <table:table-cell table:formula="of:==RIGHT([.Q11]; LEN([.Q11])-9)" office:value-type="string" office:string-value="11.4&amp;" calcext:value-type="string">
            <text:p>11.4&amp;</text:p>
          </table:table-cell>
          <table:table-cell table:formula="of:==LEFT([.S11]; LEN([.S11])-1)" office:value-type="string" office:string-value="11.4" calcext:value-type="string">
            <text:p>11.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9.169&amp;</text:p>
          </table:table-cell>
          <table:table-cell office:value-type="string" calcext:value-type="string">
            <text:p>9.188$\pm$</text:p>
          </table:table-cell>
          <table:table-cell office:value-type="string" calcext:value-type="string">
            <text:p>0.012&amp;</text:p>
          </table:table-cell>
          <table:table-cell office:value-type="string" calcext:value-type="string">
            <text:p>0.002$\pm$0.0013&amp;</text:p>
          </table:table-cell>
          <table:table-cell office:value-type="string" calcext:value-type="string">
            <text:p>86.2$\pm$15&amp;</text:p>
          </table:table-cell>
          <table:table-cell office:value-type="string" calcext:value-type="string">
            <text:p>0.0318&amp;</text:p>
          </table:table-cell>
          <table:table-cell office:value-type="string" calcext:value-type="string">
            <text:p>Mg{\sc xi}\\</text:p>
          </table:table-cell>
          <table:table-cell table:formula="of:=LEFT([.F12]; LEN([.F12])-1)" office:value-type="string" office:string-value="0.0318" calcext:value-type="string">
            <text:p>0.0318</text:p>
          </table:table-cell>
          <table:table-cell table:formula="of:=LEFT([.B12]; LEN([.B12])-5)" office:value-type="string" office:string-value="9.188" calcext:value-type="string">
            <text:p>9.188</text:p>
          </table:table-cell>
          <table:table-cell table:formula="of:=([.H12]/[.I12])*300000000" office:value-type="float" office:value="1038310.84022638" calcext:value-type="float">
            <text:p>1038310.84022638</text:p>
          </table:table-cell>
          <table:table-cell table:number-columns-repeated="4"/>
          <table:table-cell office:value-type="string" calcext:value-type="string">
            <text:p>86.2$\pm$15&amp;</text:p>
          </table:table-cell>
          <table:table-cell office:value-type="float" office:value="0.03199031" calcext:value-type="float">
            <text:p>0.03199031</text:p>
          </table:table-cell>
          <table:table-cell office:value-type="string" calcext:value-type="string">
            <text:p>86.2$\pm$15&amp;</text:p>
          </table:table-cell>
          <table:table-cell table:formula="of:==LEFT([.Q12]; LEN([.Q12])-8)" office:value-type="string" office:string-value="86.2" calcext:value-type="string">
            <text:p>86.2</text:p>
          </table:table-cell>
          <table:table-cell table:formula="of:==RIGHT([.Q12]; LEN([.Q12])-9)" office:value-type="string" office:string-value="15&amp;" calcext:value-type="string">
            <text:p>15&amp;</text:p>
          </table:table-cell>
          <table:table-cell table:formula="of:==LEFT([.S12]; LEN([.S12])-1)" office:value-type="string" office:string-value="15" calcext:value-type="string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office:value-type="float" office:value="0.03228354" calcext:value-type="float">
            <text:p>0.03228354</text:p>
          </table:table-cell>
          <table:table-cell table:number-columns-repeated="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5"/>
          <table:table-cell office:value-type="float" office:value="0.03129807" calcext:value-type="float">
            <text:p>0.03129807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.02910582" calcext:value-type="float">
            <text:p>0.02910582</text:p>
          </table:table-cell>
          <table:table-cell table:number-columns-repeated="5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1.78&amp;</text:p>
          </table:table-cell>
          <table:table-cell office:value-type="string" calcext:value-type="string">
            <text:p>1.864 $\pm$ 0.002&amp;</text:p>
          </table:table-cell>
          <table:table-cell office:value-type="string" calcext:value-type="string">
            <text:p>0.0471 $\pm$ 0.0011&amp;</text:p>
          </table:table-cell>
          <table:table-cell/>
          <table:table-cell office:value-type="string" calcext:value-type="string">
            <text:p>266.3 $\pm$ 48.2&amp;</text:p>
          </table:table-cell>
          <table:table-cell office:value-type="string" calcext:value-type="string">
            <text:p><text:s/>0.0087 &amp;</text:p>
          </table:table-cell>
          <table:table-cell office:value-type="string" calcext:value-type="string">
            <text:p>Fe {\sc xxvi}\\</text:p>
          </table:table-cell>
          <table:table-cell table:formula="of:=LEFT([.F23]; LEN([.F23])-1)" office:value-type="string" office:string-value=" 0.0087 " calcext:value-type="string">
            <text:p><text:s/>0.0087 </text:p>
          </table:table-cell>
          <table:table-cell table:formula="of:=LEFT([.B23]; LEN([.B23])-12)" office:value-type="string" office:string-value="1.864 " calcext:value-type="string">
            <text:p>1.864 </text:p>
          </table:table-cell>
          <table:table-cell table:formula="of:=([.H23]/[.I23])*300000000" office:value-type="float" office:value="1400214.59227468" calcext:value-type="float">
            <text:p>1400214.592274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.855&amp;</text:p>
          </table:table-cell>
          <table:table-cell office:value-type="string" calcext:value-type="string">
            <text:p>1.946 $\pm$ 0.0015&amp;</text:p>
          </table:table-cell>
          <table:table-cell office:value-type="string" calcext:value-type="string">
            <text:p>0.0489 $\pm$ 0.0008&amp;</text:p>
          </table:table-cell>
          <table:table-cell/>
          <table:table-cell office:value-type="string" calcext:value-type="string">
            <text:p>500.3 $\pm$ 41.4 &amp; </text:p>
          </table:table-cell>
          <table:table-cell office:value-type="string" calcext:value-type="string">
            <text:p>0.0084 &amp;</text:p>
          </table:table-cell>
          <table:table-cell office:value-type="string" calcext:value-type="string">
            <text:p>Fe {\sc xxv}\\</text:p>
          </table:table-cell>
          <table:table-cell table:formula="of:=LEFT([.F24]; LEN([.F24])-1)" office:value-type="string" office:string-value="0.0084 " calcext:value-type="string">
            <text:p>0.0084 </text:p>
          </table:table-cell>
          <table:table-cell table:formula="of:=LEFT([.B24]; LEN([.B24])-13)" office:value-type="string" office:string-value="1.946 " calcext:value-type="string">
            <text:p>1.946 </text:p>
          </table:table-cell>
          <table:table-cell table:formula="of:=([.H24]/[.I24])*300000000" office:value-type="float" office:value="1294964.02877698" calcext:value-type="float">
            <text:p>1294964.028776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.73&amp;</text:p>
          </table:table-cell>
          <table:table-cell office:value-type="string" calcext:value-type="string">
            <text:p>4.960 $\pm$0.0039&amp;</text:p>
          </table:table-cell>
          <table:table-cell office:value-type="string" calcext:value-type="string">
            <text:p>0.0486$\pm</text:p>
          </table:table-cell>
          <table:table-cell office:value-type="string" calcext:value-type="string">
            <text:p>0.0008&amp;</text:p>
          </table:table-cell>
          <table:table-cell office:value-type="string" calcext:value-type="string">
            <text:p>42.9$\pm$10.1 &amp;</text:p>
          </table:table-cell>
          <table:table-cell/>
          <table:table-cell office:value-type="string" calcext:value-type="string">
            <text:p>S{\sc xvi}\\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5.055&amp;</text:p>
          </table:table-cell>
          <table:table-cell office:value-type="string" calcext:value-type="string">
            <text:p>5.311 $\pm$0.0103</text:p>
          </table:table-cell>
          <table:table-cell office:value-type="string" calcext:value-type="string">
            <text:p>0.0516 $\pm$ 0.0006&amp;</text:p>
          </table:table-cell>
          <table:table-cell office:value-type="string" calcext:value-type="string">
            <text:p>0.0020&amp;</text:p>
          </table:table-cell>
          <table:table-cell office:value-type="string" calcext:value-type="string">
            <text:p>46.6$\pm$16.9</text:p>
          </table:table-cell>
          <table:table-cell/>
          <table:table-cell office:value-type="string" calcext:value-type="string">
            <text:p>S{\sc xv}\\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6.182&amp;</text:p>
          </table:table-cell>
          <table:table-cell office:value-type="string" calcext:value-type="string">
            <text:p>6.501 $\pm$ 0.0036&amp;</text:p>
          </table:table-cell>
          <table:table-cell office:value-type="string" calcext:value-type="string">
            <text:p>0.0516 $\pm$ 0.0006&amp;</text:p>
          </table:table-cell>
          <table:table-cell/>
          <table:table-cell office:value-type="string" calcext:value-type="string">
            <text:p>65.1 $\pm$ 9.9&amp;</text:p>
          </table:table-cell>
          <table:table-cell office:value-type="string" calcext:value-type="string">
            <text:p><text:s/>0.0291&amp;</text:p>
          </table:table-cell>
          <table:table-cell office:value-type="string" calcext:value-type="string">
            <text:p>Si {\sc xiv}\\</text:p>
          </table:table-cell>
          <table:table-cell table:formula="of:=LEFT([.F27]; LEN([.F27])-1)" office:value-type="string" office:string-value=" 0.0291" calcext:value-type="string">
            <text:p><text:s/>0.0291</text:p>
          </table:table-cell>
          <table:table-cell table:formula="of:=LEFT([.B27]; LEN([.B27])-13)" office:value-type="string" office:string-value="6.501 " calcext:value-type="string">
            <text:p>6.501 </text:p>
          </table:table-cell>
          <table:table-cell table:formula="of:=([.H27]/[.I27])*300000000" office:value-type="float" office:value="1342870.3276419" calcext:value-type="float">
            <text:p>1342870.32764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.74&amp;</text:p>
          </table:table-cell>
          <table:table-cell office:value-type="string" calcext:value-type="string">
            <text:p>7.004 $\pm$ 0.0059&amp;</text:p>
          </table:table-cell>
          <table:table-cell office:value-type="string" calcext:value-type="string">
            <text:p>0.0391 $\pm$ 0.0009&amp;</text:p>
          </table:table-cell>
          <table:table-cell/>
          <table:table-cell office:value-type="string" calcext:value-type="string">
            <text:p>37.5 $\pm$ 8.6&amp;</text:p>
          </table:table-cell>
          <table:table-cell office:value-type="string" calcext:value-type="string">
            <text:p>0.0313&amp;</text:p>
          </table:table-cell>
          <table:table-cell office:value-type="string" calcext:value-type="string">
            <text:p>Si {\sc xiii}f\\</text:p>
          </table:table-cell>
          <table:table-cell table:formula="of:=LEFT([.F28]; LEN([.F28])-1)" office:value-type="string" office:string-value="0.0313" calcext:value-type="string">
            <text:p>0.0313</text:p>
          </table:table-cell>
          <table:table-cell table:formula="of:=LEFT([.B28]; LEN([.B28])-13)" office:value-type="string" office:string-value="7.004 " calcext:value-type="string">
            <text:p>7.004 </text:p>
          </table:table-cell>
          <table:table-cell table:formula="of:=([.H28]/[.I28])*300000000" office:value-type="float" office:value="1340662.47858367" calcext:value-type="float">
            <text:p>1340662.47858367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office:value-type="float" office:value="266.3" calcext:value-type="float">
            <text:p>266.3</text:p>
          </table:table-cell>
          <table:table-cell office:value-type="float" office:value="48.2" calcext:value-type="float">
            <text:p>48.2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500.3" calcext:value-type="float">
            <text:p>500.3</text:p>
          </table:table-cell>
          <table:table-cell office:value-type="float" office:value="41.4" calcext:value-type="float">
            <text:p>41.4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65.1" calcext:value-type="float">
            <text:p>65.1</text:p>
          </table:table-cell>
          <table:table-cell office:value-type="float" office:value="9.9" calcext:value-type="float">
            <text:p>9.9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37.5" calcext:value-type="float">
            <text:p>37.5</text:p>
          </table:table-cell>
          <table:table-cell office:value-type="float" office:value="8.6" calcext:value-type="float">
            <text:p>8.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21:03:58.521239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21:04:21.665870448</meta:creation-date>
    <meta:editing-duration>P4DT21H3M58S</meta:editing-duration>
    <meta:editing-cycles>2</meta:editing-cycles>
    <meta:generator>LibreOffice/6.0.7.3$Linux_X86_64 LibreOffice_project/00m0$Build-3</meta:generator>
    <dc:date>2019-06-21T18:27:04.726940990</dc:date>
    <meta:document-statistic meta:table-count="1" meta:cell-count="262" meta:object-count="0"/>
  </office:meta>
</office:document-meta>
</file>